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utiger W01" svg:font-family="'Frutiger W01', Arial, sans-serif"/>
    <style:font-face style:name="Helvetica" svg:font-family="Helvetica, Arial, sans-serif"/>
    <style:font-face style:name="Lohit Devanagari1" svg:font-family="'Lohit Devanagari'"/>
    <style:font-face style:name="Merriweather" svg:font-family="Merriweather, Verdana, Arial, serif"/>
    <style:font-face style:name="Proxima Nova" svg:font-family="'Proxima Nova', system-ui, sans-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12b32" style:font-name="Frutiger W01" fo:letter-spacing="normal" fo:font-style="normal" fo:font-weight="normal" officeooo:rsid="000e1cd9" officeooo:paragraph-rsid="000e1cd9"/>
    </style:style>
    <style:style style:name="P2" style:family="paragraph" style:parent-style-name="Text_20_body">
      <style:text-properties fo:font-variant="normal" fo:text-transform="none" fo:color="#333333" style:font-name="Verdana" fo:font-size="8.25pt" fo:letter-spacing="normal" fo:font-style="normal" fo:font-weight="normal" officeooo:rsid="00132a8b" officeooo:paragraph-rsid="00132a8b"/>
    </style:style>
    <style:style style:name="P3" style:family="paragraph" style:parent-style-name="Text_20_body">
      <style:text-properties fo:font-variant="normal" fo:text-transform="none" fo:color="#333333" style:font-name="DejaVu Sans" fo:font-size="12pt" fo:letter-spacing="normal" fo:font-style="normal" fo:font-weight="normal" officeooo:rsid="00132a8b" officeooo:paragraph-rsid="00132a8b" style:font-size-asian="12pt" style:font-size-complex="12pt"/>
    </style:style>
    <style:style style:name="P4" style:family="paragraph" style:parent-style-name="Text_20_body">
      <style:text-properties fo:font-variant="normal" fo:text-transform="none" fo:color="#333333" style:font-name="DejaVu Sans" fo:font-size="12pt" fo:letter-spacing="normal" fo:font-style="normal" fo:font-weight="normal" officeooo:rsid="000e1cd9" officeooo:paragraph-rsid="000e1cd9" style:font-size-asian="12pt" style:font-size-complex="12pt"/>
    </style:style>
    <style:style style:name="P5" style:family="paragraph" style:parent-style-name="Text_20_body" style:list-style-name="L1">
      <style:paragraph-properties fo:margin-top="0in" fo:margin-bottom="0in" loext:contextual-spacing="false" fo:line-height="147%" fo:orphans="2" fo:widows="2" fo:padding="0in" fo:border="none"/>
      <style:text-properties fo:font-variant="normal" fo:text-transform="none" fo:color="#212b32" style:font-name="Frutiger W01" fo:letter-spacing="normal" fo:font-style="normal" fo:font-weight="normal"/>
    </style:style>
    <style:style style:name="P6" style:family="paragraph" style:parent-style-name="Text_20_body" style:list-style-name="L1">
      <style:paragraph-properties fo:margin-top="0in" fo:margin-bottom="0.0835in" loext:contextual-spacing="false" fo:line-height="147%" fo:orphans="2" fo:widows="2" fo:padding="0in" fo:border="none"/>
      <style:text-properties fo:font-variant="normal" fo:text-transform="none" fo:color="#212b32" style:font-name="Frutiger W01" fo:letter-spacing="normal" fo:font-style="normal" fo:font-weight="normal"/>
    </style:style>
    <style:style style:name="P7" style:family="paragraph" style:parent-style-name="Text_20_body">
      <style:paragraph-properties fo:margin-left="0in" fo:margin-right="0in" style:line-height-at-least="0.1563in" fo:text-align="start" style:justify-single-word="false" fo:orphans="2" fo:widows="2" fo:text-indent="0in" style:auto-text-indent="false"/>
      <style:text-properties fo:font-variant="normal" fo:text-transform="none" fo:color="#333333" style:font-name="DejaVu Sans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text-properties officeooo:rsid="000e1cd9" officeooo:paragraph-rsid="000e1cd9"/>
    </style:style>
    <style:style style:name="P9" style:family="paragraph" style:parent-style-name="Standard">
      <style:text-properties fo:font-weight="bold" officeooo:rsid="000e1cd9" officeooo:paragraph-rsid="000e1cd9" style:font-weight-asian="bold" style:font-weight-complex="bold"/>
    </style:style>
    <style:style style:name="P10" style:family="paragraph" style:parent-style-name="Standard">
      <style:text-properties officeooo:paragraph-rsid="000e1cd9"/>
    </style:style>
    <style:style style:name="P11" style:family="paragraph" style:parent-style-name="Standard">
      <style:text-properties fo:font-variant="normal" fo:text-transform="none" fo:color="#231f20" style:font-name="Proxima Nova" fo:font-size="13.5pt" fo:letter-spacing="normal" fo:font-style="normal" fo:font-weight="normal" officeooo:rsid="000e1cd9" officeooo:paragraph-rsid="000e1cd9"/>
    </style:style>
    <style:style style:name="P12" style:family="paragraph" style:parent-style-name="Standard">
      <style:text-properties fo:font-variant="normal" fo:text-transform="none" fo:color="#111111" style:font-name="Helvetica" fo:font-size="12pt" fo:letter-spacing="normal" fo:font-style="normal" fo:font-weight="normal" officeooo:rsid="000e1cd9" officeooo:paragraph-rsid="000e1cd9"/>
    </style:style>
    <style:style style:name="P13" style:family="paragraph" style:parent-style-name="Standard">
      <style:text-properties fo:font-variant="normal" fo:text-transform="none" fo:color="#111111" style:font-name="Helvetica" fo:font-size="12pt" fo:letter-spacing="normal" fo:font-style="normal" fo:font-weight="normal" officeooo:rsid="001d5782" officeooo:paragraph-rsid="001d5782"/>
    </style:style>
    <style:style style:name="P14" style:family="paragraph" style:parent-style-name="Standard">
      <style:text-properties fo:font-variant="normal" fo:text-transform="none" fo:color="#111111" style:font-name="Helvetica" fo:font-size="12pt" fo:letter-spacing="normal" fo:font-style="normal" fo:font-weight="normal" officeooo:rsid="0023036d" officeooo:paragraph-rsid="0023036d"/>
    </style:style>
    <style:style style:name="P15" style:family="paragraph" style:parent-style-name="Standard">
      <style:text-properties officeooo:rsid="00173ade" officeooo:paragraph-rsid="00173ade"/>
    </style:style>
    <style:style style:name="T1" style:family="text">
      <style:text-properties officeooo:rsid="000e1cd9"/>
    </style:style>
    <style:style style:name="T2" style:family="text">
      <style:text-properties officeooo:rsid="00132a8b"/>
    </style:style>
    <style:style style:name="T3" style:family="text">
      <style:text-properties fo:font-variant="normal" fo:text-transform="none" fo:color="#212121" style:font-name="Merriweather" fo:font-size="12pt" fo:letter-spacing="normal" fo:font-style="normal" fo:font-weight="normal"/>
    </style:style>
    <style:style style:name="T4" style:family="text">
      <style:text-properties officeooo:rsid="00212cdb"/>
    </style:style>
    <style:style style:name="T5" style:family="text">
      <style:text-properties officeooo:rsid="0021b626"/>
    </style:style>
    <style:style style:name="T6" style:family="text">
      <style:text-properties officeooo:rsid="0023036d"/>
    </style:style>
    <style:style style:name="T7" style:family="text">
      <style:text-properties officeooo:rsid="00250106"/>
    </style:style>
    <style:style style:name="T8" style:family="text">
      <style:text-properties officeooo:rsid="0025c74e"/>
    </style:style>
    <text:list-style style:name="L1">
      <text:list-level-style-bullet text:level="1" text:style-name="Bullet_20_Symbols" style:num-suffix="." text:bullet-char="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quirement Card:</text:p>
      <text:p text:style-name="P8"/>
      <text:p text:style-name="P8">1. BMI</text:p>
      <text:p text:style-name="P1"/>
      <text:p text:style-name="P1"><text:tab/>below 18.5–you're in the underweight range</text:p>
      <text:list xml:id="list1946271494" text:style-name="L1">
        <text:list-item>
          <text:p text:style-name="P6"><text:s/>between 18.5 and 24.9 – you're in the healthy weight range</text:p>
        </text:list-item>
        <text:list-item>
          <text:p text:style-name="P6"><text:s/>between 25 and 29.9–you're in the overweight range</text:p>
        </text:list-item>
        <text:list-item>
          <text:p text:style-name="P5"><text:s/>between 30 and 39.9–you're in the obese range</text:p>
        </text:list-item>
      </text:list>
      <text:p text:style-name="P8"/>
      <text:p text:style-name="P8">2. BMR</text:p>
      <text:p text:style-name="P11"/>
      <text:p text:style-name="P11"><text:tab/>Your BMR is the minimum number of calories it takes for your body to function at rest. So, it includes the calories you burn without so much as lifting a finge<text:span text:style-name="T2">r.</text:span></text:p>
      <text:p text:style-name="P2"/>
      <text:p text:style-name="P3">Harris-Benedict equation:</text:p>
      <text:p text:style-name="P4">For men,<text:line-break/>B.E.E. = 66.5 + (13.75 x kg) + (5.003 x cm) - (6.775 x age)</text:p>
      <text:p text:style-name="P7">For women,<text:line-break/>B.E.E. = 655.1 + (9.563 x kg) + (1.850 x cm) - (4.676 x age)</text:p>
      <text:p text:style-name="P8"/>
      <text:p text:style-name="P8">3. Activity level</text:p>
      <text:p text:style-name="P8"/>
      <text:p text:style-name="P10"><text:span text:style-name="T1"><text:tab/></text:span><text:span text:style-name="T3">Total calories burned = Duration (in minutes)*(MET*3.5*weight in kg)/200</text:span></text:p>
      <text:p text:style-name="P15"><text:span text:style-name="T3"><text:tab/>MET: </text:span><text:a xlink:type="simple" xlink:href="https://www.verywellfit.com/met-the-standard-metabolic-equivalent-" text:style-name="Internet_20_link" text:visited-style-name="Visited_20_Internet_20_Link">https://www.verywellfit.com/met-the-standard-metabolic-equivalent-</text:a><text:a xlink:type="simple" xlink:href="https://www.verywellfit.com/met-the-standard-metabolic-equivalent-3120356" text:style-name="Internet_20_link" text:visited-style-name="Visited_20_Internet_20_Link">3120356</text:a></text:p>
      <text:p text:style-name="P15"><text:span text:style-name="T3"/></text:p>
      <text:p text:style-name="P8"/>
      <text:p text:style-name="P8">4. BG level</text:p>
      <text:p text:style-name="P8"/>
      <text:p text:style-name="P12"><text:tab/>A blood sugar level less than 140 mg/dL (7.8 mmol/L) is normal. A reading of more than 200 mg/dL (11.1 mmol/L) after two hours indicates diabetes. A reading between 140 and 199 mg/dL (7.8 mmol/L and 11.0 mmol/L) indicates prediabetes.</text:p>
      <text:p text:style-name="P12"/>
      <text:p text:style-name="P13">5. Preferences</text:p>
      <text:p text:style-name="P13"><text:tab/><text:span text:style-name="T4">veg</text:span></text:p>
      <text:p text:style-name="P13"><text:tab/><text:span text:style-name="T4">non-veg</text:span></text:p>
      <text:p text:style-name="P13"><text:tab/><text:span text:style-name="T5">ovolacto-vegeterian</text:span></text:p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6. Allergy</text:p>
      <text:p text:style-name="P14"/>
      <text:p text:style-name="P14">- <text:span text:style-name="T7">Peanut Allergy</text:span></text:p>
      <text:p text:style-name="P14">- <text:span text:style-name="T7">Lactose intolerance</text:span></text:p>
      <text:p text:style-name="P14">- <text:span text:style-name="T7">Fish Allergy</text:span></text:p>
      <text:p text:style-name="P14">- <text:span text:style-name="T7">Meat Allergy</text:span></text:p>
      <text:p text:style-name="P14">- <text:span text:style-name="T7">Egg Allergy</text:span></text:p>
      <text:p text:style-name="P14">- <text:span text:style-name="T7">Wheat Allergy</text:span></text:p>
      <text:p text:style-name="P14">- <text:span text:style-name="T8">Soy Allergy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utiger W01" svg:font-family="'Frutiger W01', Arial, sans-serif"/>
    <style:font-face style:name="Helvetica" svg:font-family="Helvetica, Arial, sans-serif"/>
    <style:font-face style:name="Lohit Devanagari1" svg:font-family="'Lohit Devanagari'"/>
    <style:font-face style:name="Merriweather" svg:font-family="Merriweather, Verdana, Arial, serif"/>
    <style:font-face style:name="Proxima Nova" svg:font-family="'Proxima Nova', system-ui, sans-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08:38:08.428815745</meta:creation-date>
    <meta:generator>LibreOffice/6.0.7.3$Linux_X86_64 LibreOffice_project/00m0$Build-3</meta:generator>
    <dc:date>2021-04-01T19:42:58.469016904</dc:date>
    <meta:editing-duration>PT10H33M39S</meta:editing-duration>
    <meta:editing-cycles>20</meta:editing-cycles>
    <meta:document-statistic meta:table-count="0" meta:image-count="0" meta:object-count="0" meta:page-count="2" meta:paragraph-count="29" meta:word-count="196" meta:character-count="1135" meta:non-whitespace-character-count="960"/>
  </office:meta>
</office:document-meta>
</file>